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51b470e" officeooo:paragraph-rsid="001d7d65"/>
    </style:style>
    <style:style style:name="P2" style:family="paragraph" style:parent-style-name="Standard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15bbb" officeooo:paragraph-rsid="00215bbb"/>
    </style:style>
    <style:style style:name="P3" style:family="paragraph" style:parent-style-name="Standard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2f66d" officeooo:paragraph-rsid="0022f66d"/>
    </style:style>
    <style:style style:name="P4" style:family="paragraph" style:parent-style-name="Standard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5966a" officeooo:paragraph-rsid="0025966a"/>
    </style:style>
    <style:style style:name="P5" style:family="paragraph" style:parent-style-name="Standard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6b327" officeooo:paragraph-rsid="0025966a"/>
    </style:style>
    <style:style style:name="P6" style:family="paragraph" style:parent-style-name="Standard" style:list-style-name="L1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52a47c7" officeooo:paragraph-rsid="001d7d65"/>
    </style:style>
    <style:style style:name="P7" style:family="paragraph" style:parent-style-name="Standard" style:list-style-name="L1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524c4b5" officeooo:paragraph-rsid="001d7d65"/>
    </style:style>
    <style:style style:name="P8" style:family="paragraph" style:parent-style-name="Standard" style:list-style-name="L1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5263ae7" officeooo:paragraph-rsid="001d7d65"/>
    </style:style>
    <style:style style:name="P9" style:family="paragraph" style:parent-style-name="Standard" style:list-style-name="L1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51b470e" officeooo:paragraph-rsid="001d7d65"/>
    </style:style>
    <style:style style:name="P10" style:family="paragraph" style:parent-style-name="Standard" style:list-style-name="L2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15bbb" officeooo:paragraph-rsid="00215bbb"/>
    </style:style>
    <style:style style:name="P11" style:family="paragraph" style:parent-style-name="Standard" style:list-style-name="L2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2f66d" officeooo:paragraph-rsid="0022f66d"/>
    </style:style>
    <style:style style:name="P12" style:family="paragraph" style:parent-style-name="Standard" style:list-style-name="L3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25966a" officeooo:paragraph-rsid="0025966a"/>
    </style:style>
    <style:style style:name="P13" style:family="paragraph" style:parent-style-name="Standard" style:list-style-name="L3">
      <style:text-properties fo:font-variant="normal" fo:text-transform="none" fo:color="#c9211e" loext:opacity="100%" style:font-name="Slack-Lato" fo:font-size="11.25pt" fo:letter-spacing="normal" fo:font-style="normal" style:text-underline-style="none" fo:font-weight="normal" officeooo:rsid="00291fda" officeooo:paragraph-rsid="00291fda"/>
    </style:style>
    <style:style style:name="P14" style:family="paragraph" style:parent-style-name="Standard" style:list-style-name="L3">
      <style:text-properties fo:font-variant="normal" fo:text-transform="none" fo:color="#c9211e" loext:opacity="100%" style:font-name="Slack-Lato" fo:font-size="11.25pt" fo:letter-spacing="normal" fo:font-style="normal" style:text-underline-style="none" fo:font-weight="normal" officeooo:rsid="0029f350" officeooo:paragraph-rsid="0029f350"/>
    </style:style>
    <style:style style:name="P15" style:family="paragraph" style:parent-style-name="Standard" style:list-style-name="L3">
      <style:text-properties fo:font-variant="normal" fo:text-transform="none" fo:color="#c9211e" loext:opacity="100%" style:font-name="Slack-Lato" fo:font-size="11.25pt" fo:letter-spacing="normal" fo:font-style="normal" style:text-underline-style="none" fo:font-weight="normal" officeooo:rsid="002be0d4" officeooo:paragraph-rsid="002be0d4"/>
    </style:style>
    <style:style style:name="T1" style:family="text">
      <style:text-properties officeooo:rsid="002796f2"/>
    </style:style>
    <style:style style:name="T2" style:family="text">
      <style:text-properties officeooo:rsid="00291f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6324665" text:style-name="L1">
        <text:list-item>
          <text:p text:style-name="P6">le<text:span text:style-name="T1">e</text:span> dos veces lo de encender luces en el modificar ambiente.</text:p>
        </text:list-item>
        <text:list-item>
          <text:p text:style-name="P6">Fecha inicio en crear rutina no lo ha escrito bien</text:p>
        </text:list-item>
        <text:list-item>
          <text:p text:style-name="P6">Añadir el objeto de la fecha cuando se pulsa en siempre al crear rutina</text:p>
        </text:list-item>
        <text:list-item>
          <text:p text:style-name="P6">Añadir el objeto de la fecha cuando se pulsa en siempre al modificar rutina</text:p>
        </text:list-item>
        <text:list-item>
          <text:p text:style-name="P7">En modificar ambiente, no muestra mas ambientes al cambiar la estancia.</text:p>
        </text:list-item>
        <text:list-item>
          <text:p text:style-name="P8">En modificar rutina ver por que no se muestra los valores de la rutina seleccionada.</text:p>
        </text:list-item>
        <text:list-item>
          <text:p text:style-name="P9">Añadir en crear rutina en el cuando el objeto del calendario, ver por que el que tiene puesto noe no me funciona</text:p>
        </text:list-item>
        <text:list-item>
          <text:p text:style-name="P6">Modificar en modificar ambiente, no setea bien los valores del ambiente elegido</text:p>
        </text:list-item>
        <text:list-item>
          <text:p text:style-name="P6">Ver por que me sa</text:p>
        </text:list-item>
      </text:list>
      <text:p text:style-name="P1"/>
      <text:p text:style-name="P2">14/07/2023</text:p>
      <text:p text:style-name="P2">AMBIENTES</text:p>
      <text:list xml:id="list1998491025" text:style-name="L2">
        <text:list-item>
          <text:p text:style-name="P10">Por Home no me muestra el objeto</text:p>
        </text:list-item>
        <text:list-item>
          <text:p text:style-name="P10">Por Planta no valida bien.</text:p>
        </text:list-item>
        <text:list-item>
          <text:p text:style-name="P11">Cuando pulso en activar escena no se muestra nada, aparece todo en negro.</text:p>
        </text:list-item>
      </text:list>
      <text:p text:style-name="P3"/>
      <text:p text:style-name="P3"/>
      <text:p text:style-name="P4">18/07/2023</text:p>
      <text:p text:style-name="P4">AMBIENTES</text:p>
      <text:list xml:id="list2892056554" text:style-name="L3">
        <text:list-item>
          <text:p text:style-name="P12">Cambiar tamaño de los <text:span text:style-name="T2">objetos</text:span></text:p>
        </text:list-item>
        <text:list-item>
          <text:p text:style-name="P12">Por estancia:</text:p>
          <text:list>
            <text:list-item>
              <text:p text:style-name="P12">No se muestra el objeto del fancoil</text:p>
            </text:list-item>
            <text:list-item>
              <text:p text:style-name="P13">si se modifica una luz con color, no se cambia el color, int, temp en lo que se muestra y no se envia bien los valores a la cesta</text:p>
            </text:list-item>
          </text:list>
        </text:list-item>
        <text:list-item>
          <text:p text:style-name="P14">No valida al crear un ambiente por home</text:p>
        </text:list-item>
        <text:list-item>
          <text:p text:style-name="P14">No muestra el objeto de fancoil cuando es por home</text:p>
        </text:list-item>
        <text:list-item>
          <text:p text:style-name="P15">En Fancoil no funciona el click del estado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9:05:39.057060462</meta:creation-date>
    <meta:editing-duration>P10DT11H49M57S</meta:editing-duration>
    <meta:editing-cycles>15</meta:editing-cycles>
    <meta:generator>LibreOffice/7.3.7.2$Linux_X86_64 LibreOffice_project/30$Build-2</meta:generator>
    <dc:date>2023-08-02T11:59:06.841016406</dc:date>
    <meta:document-statistic meta:table-count="0" meta:image-count="0" meta:object-count="0" meta:page-count="1" meta:paragraph-count="23" meta:word-count="231" meta:character-count="1163" meta:non-whitespace-character-count="974"/>
  </office:meta>
</office:document-meta>
</file>